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25.001cm" fo:margin-left="-0.191cm" fo:margin-top="0cm" fo:margin-bottom="0cm" fo:break-before="auto" fo:break-after="auto" table:align="left" fo:background-color="transparent" style:may-break-between-rows="true" style:writing-mode="lr-tb">
        <style:background-image/>
      </style:table-properties>
    </style:style>
    <style:style style:name="Table1.A" style:family="table-column">
      <style:table-column-properties style:column-width="4.44cm"/>
    </style:style>
    <style:style style:name="Table1.B" style:family="table-column">
      <style:table-column-properties style:column-width="5.56cm"/>
    </style:style>
    <style:style style:name="Table1.C" style:family="table-column">
      <style:table-column-properties style:column-width="4.694cm"/>
    </style:style>
    <style:style style:name="Table1.D" style:family="table-column">
      <style:table-column-properties style:column-width="5.999cm"/>
    </style:style>
    <style:style style:name="Table1.E" style:family="table-column">
      <style:table-column-properties style:column-width="4.309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fo:background-color="transparent" fo:keep-together="always">
        <style:background-image/>
      </style:table-row-properties>
    </style:style>
    <style:style style:name="Table1.5" style:family="table-row">
      <style:table-row-properties style:min-row-height="1.655cm" fo:background-color="transparent" fo:keep-together="always">
        <style:background-image/>
      </style:table-row-properties>
    </style:style>
    <style:style style:name="Table1.8" style:family="table-row">
      <style:table-row-properties style:min-row-height="1.011cm" fo:keep-together="always"/>
    </style:style>
    <style:style style:name="P1" style:family="paragraph" style:parent-style-name="Bibliography_20_1">
      <style:text-properties officeooo:paragraph-rsid="001aae52"/>
    </style:style>
    <style:style style:name="P2" style:family="paragraph" style:parent-style-name="Title">
      <style:paragraph-properties fo:break-before="page"/>
      <style:text-properties officeooo:rsid="001aae52" officeooo:paragraph-rsid="001aae52"/>
    </style:style>
    <style:style style:name="P3" style:family="paragraph" style:parent-style-name="Standard">
      <style:text-properties officeooo:rsid="001aae52" officeooo:paragraph-rsid="001aae52"/>
    </style:style>
    <style:style style:name="P4" style:family="paragraph" style:parent-style-name="Standard">
      <style:text-properties officeooo:paragraph-rsid="001aae52"/>
    </style:style>
    <style:style style:name="P5" style:family="paragraph" style:parent-style-name="Standard">
      <style:paragraph-properties fo:margin-top="0cm" fo:margin-bottom="0.282cm" style:contextual-spacing="false" fo:text-align="center"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2pt" style:language-complex="ar" style:country-complex="SA"/>
    </style:style>
    <style:style style:name="P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8" style:family="paragraph" style:parent-style-name="Standard">
      <style:paragraph-properties fo:margin-top="0cm" fo:margin-bottom="0.282cm" style:contextual-spacing="false" fo:text-align="center"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9" style:family="paragraph" style:parent-style-name="Standard">
      <style:paragraph-properties fo:margin-top="0cm" fo:margin-bottom="0.282cm" style:contextual-spacing="false" fo:text-align="end"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9289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d83b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154e"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4"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33c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5"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fd9d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82ef9"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ec3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a75d"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23d1"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789a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9b51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ac37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4" style:family="paragraph" style:parent-style-name="Standard">
      <style:paragraph-properties fo:margin-top="0cm" fo:margin-bottom="0.282cm" style:contextual-spacing="false" fo:line-height="100%" fo:text-align="center" style:justify-single-word="false" fo:orphans="2" fo:widows="2"/>
      <style:text-properties style:font-name="Calibri" fo:font-size="10.5pt" fo:language="en" fo:country="GB" fo:font-style="italic" fo:font-weight="bold" officeooo:rsid="0001c704" officeooo:paragraph-rsid="001aae52" style:letter-kerning="false" style:font-name-asian="Calibri1" style:font-size-asian="10.5pt" style:language-asian="en" style:country-asian="US" style:font-style-asian="italic" style:font-weight-asian="bold" style:font-name-complex="Calibri1" style:font-size-complex="10.5pt" style:language-complex="ar" style:country-complex="SA"/>
    </style:style>
    <style:style style:name="P25" style:family="paragraph" style:parent-style-name="Standard">
      <style:paragraph-properties fo:margin-top="0cm" fo:margin-bottom="0.282cm" style:contextual-spacing="false" fo:line-height="100%" fo:text-align="center" style:justify-single-word="false" fo:orphans="2" fo:widows="2"/>
      <style:text-properties style:font-name="Calibri" fo:font-size="28pt" fo:language="en" fo:country="GB" fo:font-style="italic" fo:font-weight="bold" officeooo:rsid="0001c704" officeooo:paragraph-rsid="001aae52" style:letter-kerning="false" style:font-name-asian="Calibri1" style:font-size-asian="28pt" style:language-asian="en" style:country-asian="US" style:font-style-asian="italic" style:font-weight-asian="bold" style:font-name-complex="Calibri1" style:font-size-complex="28pt" style:language-complex="ar" style:country-complex="SA"/>
    </style:style>
    <style:style style:name="P26" style:family="paragraph" style:parent-style-name="Standard">
      <style:paragraph-properties fo:margin-top="0cm" fo:margin-bottom="0.282cm" style:contextual-spacing="false" fo:line-height="100%" fo:text-align="center" style:justify-single-word="false" fo:orphans="2" fo:widows="2"/>
      <style:text-properties style:font-name="Calibri" fo:font-size="16pt" fo:language="en" fo:country="GB" fo:font-style="italic" fo:font-weight="bold" officeooo:rsid="0001c704" officeooo:paragraph-rsid="001aae52" style:letter-kerning="false" style:font-name-asian="Calibri1" style:font-size-asian="16pt" style:language-asian="en" style:country-asian="US" style:font-style-asian="italic" style:font-weight-asian="bold" style:font-name-complex="Calibri1" style:font-size-complex="16pt" style:language-complex="ar" style:country-complex="SA"/>
    </style:style>
    <style:style style:name="P27" style:family="paragraph" style:parent-style-name="Standard">
      <style:paragraph-properties fo:margin-top="0cm" fo:margin-bottom="0.282cm" style:contextual-spacing="false" fo:text-align="center" style:justify-single-word="false" fo:orphans="2" fo:widows="2"/>
      <style:text-properties style:font-name="Calibri" fo:font-size="40pt" fo:language="en" fo:country="GB" fo:font-style="italic" fo:font-weight="bold" officeooo:paragraph-rsid="001aae52" style:letter-kerning="false" style:font-name-asian="Calibri1" style:font-size-asian="40pt" style:language-asian="en" style:country-asian="US" style:font-style-asian="italic" style:font-weight-asian="bold" style:font-name-complex="Calibri1" style:font-size-complex="40pt" style:language-complex="ar" style:country-complex="SA"/>
    </style:style>
    <style:style style:name="P28" style:family="paragraph" style:parent-style-name="Standard">
      <style:paragraph-properties fo:margin-top="0cm" fo:margin-bottom="0.282cm" style:contextual-spacing="false" fo:text-align="center" style:justify-single-word="false" fo:orphans="2" fo:widows="2"/>
      <style:text-properties style:font-name="Calibri" fo:font-size="32pt" fo:language="en" fo:country="GB" fo:font-style="italic" fo:font-weight="bold" officeooo:paragraph-rsid="001aae52" style:letter-kerning="false" style:font-name-asian="Calibri1" style:font-size-asian="32pt" style:language-asian="en" style:country-asian="US" style:font-style-asian="italic" style:font-weight-asian="bold" style:font-name-complex="Calibri1" style:font-size-complex="32pt" style:language-complex="ar" style:country-complex="SA"/>
    </style:style>
    <style:style style:name="P29" style:family="paragraph" style:parent-style-name="Text_20_body">
      <style:text-properties officeooo:rsid="005acd96" officeooo:paragraph-rsid="001aae52"/>
    </style:style>
    <style:style style:name="P30" style:family="paragraph" style:parent-style-name="Text_20_body">
      <style:text-properties officeooo:paragraph-rsid="001aae52"/>
    </style:style>
    <style:style style:name="P31" style:family="paragraph" style:parent-style-name="Text_20_body">
      <style:text-properties officeooo:rsid="0011e1e7" officeooo:paragraph-rsid="001ffbbd"/>
    </style:style>
    <style:style style:name="P32" style:family="paragraph" style:parent-style-name="Text_20_body">
      <style:text-properties officeooo:rsid="001aae52" officeooo:paragraph-rsid="001aae52"/>
    </style:style>
    <style:style style:name="P33" style:family="paragraph" style:parent-style-name="Text_20_body">
      <style:text-properties officeooo:rsid="001020ed" officeooo:paragraph-rsid="0024f72e"/>
    </style:style>
    <style:style style:name="P34" style:family="paragraph" style:parent-style-name="Title">
      <style:text-properties officeooo:rsid="00098c19" officeooo:paragraph-rsid="001aae52"/>
    </style:style>
    <style:style style:name="P35" style:family="paragraph" style:parent-style-name="Title" style:master-page-name="Landscape">
      <style:paragraph-properties style:page-number="auto"/>
      <style:text-properties officeooo:rsid="001aae52" officeooo:paragraph-rsid="001aae52"/>
    </style:style>
    <style:style style:name="P36" style:family="paragraph" style:parent-style-name="Heading_20_1">
      <style:text-properties officeooo:rsid="005acd96" officeooo:paragraph-rsid="001aae52"/>
    </style:style>
    <style:style style:name="P37" style:family="paragraph" style:parent-style-name="Heading_20_1">
      <style:text-properties officeooo:rsid="00098c19" officeooo:paragraph-rsid="001aae52"/>
    </style:style>
    <style:style style:name="P38" style:family="paragraph" style:parent-style-name="Heading_20_1">
      <style:paragraph-properties fo:break-before="page"/>
      <style:text-properties officeooo:rsid="00341693" officeooo:paragraph-rsid="001aae52"/>
    </style:style>
    <style:style style:name="P39" style:family="paragraph" style:parent-style-name="Heading_20_2">
      <style:text-properties officeooo:paragraph-rsid="001aae52"/>
    </style:style>
    <style:style style:name="P40" style:family="paragraph" style:parent-style-name="Heading_20_2">
      <style:text-properties officeooo:rsid="0038de0a" officeooo:paragraph-rsid="001aae52"/>
    </style:style>
    <style:style style:name="P41" style:family="paragraph" style:parent-style-name="Heading_20_2">
      <style:text-properties officeooo:rsid="001ca041" officeooo:paragraph-rsid="001aae52"/>
    </style:style>
    <style:style style:name="P42" style:family="paragraph" style:parent-style-name="Text_20_body" style:list-style-name="L1">
      <style:text-properties officeooo:paragraph-rsid="001aae52"/>
    </style:style>
    <style:style style:name="P43" style:family="paragraph" style:parent-style-name="Text_20_body">
      <style:text-properties officeooo:paragraph-rsid="0028391c"/>
    </style:style>
    <style:style style:name="P44" style:family="paragraph" style:parent-style-name="Text_20_body" style:list-style-name="L1">
      <style:paragraph-properties fo:margin-top="0cm" fo:margin-bottom="0cm" style:contextual-spacing="false" fo:line-height="115%"/>
      <style:text-properties officeooo:paragraph-rsid="001aae52"/>
    </style:style>
    <style:style style:name="P45" style:family="paragraph" style:parent-style-name="Text_20_body" style:list-style-name="L1">
      <style:paragraph-properties fo:margin-top="0cm" fo:margin-bottom="0cm" style:contextual-spacing="false" fo:line-height="115%"/>
      <style:text-properties officeooo:rsid="0036703f" officeooo:paragraph-rsid="001aae52"/>
    </style:style>
    <style:style style:name="P46" style:family="paragraph" style:parent-style-name="Text_20_body" style:list-style-name="L1">
      <style:paragraph-properties fo:margin-top="0cm" fo:margin-bottom="0cm" style:contextual-spacing="false" fo:line-height="115%"/>
      <style:text-properties officeooo:rsid="0038de0a" officeooo:paragraph-rsid="001aae52"/>
    </style:style>
    <style:style style:name="P47" style:family="paragraph" style:parent-style-name="Text_20_body" style:list-style-name="L1">
      <style:paragraph-properties fo:margin-top="0cm" fo:margin-bottom="0cm" style:contextual-spacing="false" fo:line-height="115%"/>
      <style:text-properties officeooo:rsid="00430567" officeooo:paragraph-rsid="001aae52"/>
    </style:style>
    <style:style style:name="P48" style:family="paragraph" style:parent-style-name="Text_20_body" style:list-style-name="L1">
      <style:paragraph-properties fo:margin-top="0cm" fo:margin-bottom="0cm" style:contextual-spacing="false" fo:line-height="115%"/>
      <style:text-properties officeooo:rsid="0024f72e" officeooo:paragraph-rsid="0024f72e"/>
    </style:style>
    <style:style style:name="P49" style:family="paragraph" style:parent-style-name="Text_20_body" style:list-style-name="L1">
      <style:paragraph-properties fo:margin-top="0cm" fo:margin-bottom="0cm" style:contextual-spacing="false" fo:line-height="115%"/>
      <style:text-properties officeooo:rsid="00265392" officeooo:paragraph-rsid="00265392"/>
    </style:style>
    <style:style style:name="P50" style:family="paragraph" style:parent-style-name="Text_20_body">
      <style:paragraph-properties fo:margin-top="0cm" fo:margin-bottom="0cm" style:contextual-spacing="false"/>
      <style:text-properties officeooo:rsid="0011e1e7" officeooo:paragraph-rsid="002a9a14"/>
    </style:style>
    <style:style style:name="P51" style:family="paragraph" style:parent-style-name="Text_20_body" style:list-style-name="L3">
      <style:paragraph-properties fo:margin-top="0cm" fo:margin-bottom="0cm" style:contextual-spacing="false"/>
      <style:text-properties officeooo:rsid="002aa5cc" officeooo:paragraph-rsid="002aa5cc"/>
    </style:style>
    <style:style style:name="P52" style:family="paragraph" style:parent-style-name="Text_20_body">
      <style:paragraph-properties fo:margin-top="0.101cm" fo:margin-bottom="0.101cm" style:contextual-spacing="false" fo:line-height="115%"/>
      <style:text-properties officeooo:rsid="0024f72e" officeooo:paragraph-rsid="0024f72e"/>
    </style:style>
    <style:style style:name="T1" style:family="text">
      <style:text-properties fo:font-style="italic" style:font-style-asian="italic"/>
    </style:style>
    <style:style style:name="T2" style:family="text">
      <style:text-properties officeooo:rsid="001a535c"/>
    </style:style>
    <style:style style:name="T3" style:family="text">
      <style:text-properties officeooo:rsid="001983f8"/>
    </style:style>
    <style:style style:name="T4" style:family="text">
      <style:text-properties officeooo:rsid="00206a16"/>
    </style:style>
    <style:style style:name="T5" style:family="text">
      <style:text-properties officeooo:rsid="0038de0a"/>
    </style:style>
    <style:style style:name="T6" style:family="text">
      <style:text-properties officeooo:rsid="004c1dcb"/>
    </style:style>
    <style:style style:name="T7" style:family="text">
      <style:text-properties officeooo:rsid="0045d0ce"/>
    </style:style>
    <style:style style:name="T8" style:family="text">
      <style:text-properties officeooo:rsid="00311df1"/>
    </style:style>
    <style:style style:name="T9" style:family="text">
      <style:text-properties officeooo:rsid="0036703f"/>
    </style:style>
    <style:style style:name="T10" style:family="text">
      <style:text-properties officeooo:rsid="003ac072"/>
    </style:style>
    <style:style style:name="T11" style:family="text">
      <style:text-properties officeooo:rsid="00413a53"/>
    </style:style>
    <style:style style:name="T12" style:family="text">
      <style:text-properties officeooo:rsid="0032a8f5"/>
    </style:style>
    <style:style style:name="T13" style:family="text">
      <style:text-properties officeooo:rsid="000f1238"/>
    </style:style>
    <style:style style:name="T14" style:family="text">
      <style:text-properties officeooo:rsid="000ceade"/>
    </style:style>
    <style:style style:name="T15" style:family="text">
      <style:text-properties officeooo:rsid="000ee438"/>
    </style:style>
    <style:style style:name="T16" style:family="text">
      <style:text-properties officeooo:rsid="00341693"/>
    </style:style>
    <style:style style:name="T17" style:family="text">
      <style:text-properties officeooo:rsid="0041ee5e"/>
    </style:style>
    <style:style style:name="T18" style:family="text">
      <style:text-properties officeooo:rsid="001054d0"/>
    </style:style>
    <style:style style:name="T19" style:family="text">
      <style:text-properties officeooo:rsid="001ebd2c"/>
    </style:style>
    <style:style style:name="T20" style:family="text">
      <style:text-properties officeooo:rsid="00253042"/>
    </style:style>
    <style:style style:name="T21" style:family="text">
      <style:text-properties officeooo:rsid="0045d8a9"/>
    </style:style>
    <style:style style:name="T22" style:family="text">
      <style:text-properties officeooo:rsid="00409439"/>
    </style:style>
    <style:style style:name="T23" style:family="text">
      <style:text-properties officeooo:rsid="003bdfde"/>
    </style:style>
    <style:style style:name="T24" style:family="text">
      <style:text-properties officeooo:rsid="004e9d53"/>
    </style:style>
    <style:style style:name="T25" style:family="text">
      <style:text-properties officeooo:rsid="004a3dd1"/>
    </style:style>
    <style:style style:name="T26" style:family="text">
      <style:text-properties officeooo:rsid="003c65a9"/>
    </style:style>
    <style:style style:name="T27" style:family="text">
      <style:text-properties officeooo:rsid="003cd47c"/>
    </style:style>
    <style:style style:name="T28" style:family="text">
      <style:text-properties officeooo:rsid="005c45c8"/>
    </style:style>
    <style:style style:name="T29" style:family="text">
      <style:text-properties officeooo:rsid="0018689a"/>
    </style:style>
    <style:style style:name="T30" style:family="text">
      <style:text-properties officeooo:rsid="00142d28"/>
    </style:style>
    <style:style style:name="T31" style:family="text">
      <style:text-properties officeooo:rsid="005d5d69"/>
    </style:style>
    <style:style style:name="T32" style:family="text">
      <style:text-properties officeooo:rsid="001d5ca3"/>
    </style:style>
    <style:style style:name="T33" style:family="text">
      <style:text-properties officeooo:rsid="0029dca5"/>
    </style:style>
    <style:style style:name="T34" style:family="text">
      <style:text-properties officeooo:rsid="002a15ac"/>
    </style:style>
    <style:style style:name="T35" style:family="text">
      <style:text-properties officeooo:rsid="00075e4e"/>
    </style:style>
    <style:style style:name="T36" style:family="text">
      <style:text-properties officeooo:rsid="000a33cc"/>
    </style:style>
    <style:style style:name="T37" style:family="text">
      <style:text-properties officeooo:rsid="0009289c"/>
    </style:style>
    <style:style style:name="T38" style:family="text">
      <style:text-properties officeooo:rsid="000c29d8"/>
    </style:style>
    <style:style style:name="T39" style:family="text">
      <style:text-properties officeooo:rsid="0014a75d"/>
    </style:style>
    <style:style style:name="T40" style:family="text">
      <style:text-properties officeooo:rsid="0012d866"/>
    </style:style>
    <style:style style:name="T41" style:family="text">
      <style:text-properties officeooo:rsid="000d83b4"/>
    </style:style>
    <style:style style:name="T42" style:family="text">
      <style:text-properties officeooo:rsid="00082ef9"/>
    </style:style>
    <style:style style:name="T43" style:family="text">
      <style:text-properties officeooo:rsid="0010ec56"/>
    </style:style>
    <style:style style:name="T44" style:family="text">
      <style:text-properties officeooo:rsid="000fd9d7"/>
    </style:style>
    <style:style style:name="T45" style:family="text">
      <style:text-properties officeooo:rsid="0014154e"/>
    </style:style>
    <style:style style:name="T46" style:family="text">
      <style:text-properties officeooo:rsid="000aec37"/>
    </style:style>
    <style:style style:name="T47" style:family="text">
      <style:text-properties officeooo:rsid="001623d1"/>
    </style:style>
    <style:style style:name="T48" style:family="text">
      <style:text-properties style:text-position="super 58%"/>
    </style:style>
    <style:style style:name="T49" style:family="text">
      <style:text-properties officeooo:rsid="0019b51c"/>
    </style:style>
    <style:style style:name="T50" style:family="text">
      <style:text-properties officeooo:rsid="001ac374"/>
    </style:style>
    <style:style style:name="T51" style:family="text">
      <style:text-properties officeooo:rsid="0018c286"/>
    </style:style>
    <style:style style:name="T52" style:family="text">
      <style:text-properties officeooo:rsid="001da8fc"/>
    </style:style>
    <style:style style:name="T53" style:family="text">
      <style:text-properties officeooo:rsid="001ffbbd"/>
    </style:style>
    <style:style style:name="T54" style:family="text">
      <style:text-properties officeooo:rsid="0021adc2"/>
    </style:style>
    <style:style style:name="T55" style:family="text">
      <style:text-properties officeooo:rsid="00223e36"/>
    </style:style>
    <style:style style:name="T56" style:family="text">
      <style:text-properties officeooo:rsid="0024f72e"/>
    </style:style>
    <style:style style:name="T57" style:family="text">
      <style:text-properties officeooo:rsid="00277d21"/>
    </style:style>
    <style:style style:name="T58" style:family="text">
      <style:text-properties officeooo:rsid="0028391c"/>
    </style:style>
    <style:style style:name="T59" style:family="text">
      <style:text-properties officeooo:rsid="002a5228"/>
    </style:style>
    <style:style style:name="T60" style:family="text">
      <style:text-properties officeooo:rsid="002a9a14"/>
    </style:style>
    <style:style style:name="T61" style:family="text">
      <style:text-properties officeooo:rsid="002b02be"/>
    </style:style>
    <style:style style:name="T62" style:family="text">
      <style:text-properties officeooo:rsid="002b045f"/>
    </style:style>
    <style:style style:name="T63" style:family="text">
      <style:text-properties officeooo:rsid="002e0958"/>
    </style:style>
    <style:style style:name="T64" style:family="text">
      <style:text-properties officeooo:rsid="002e24e5"/>
    </style:style>
    <style:style style:name="fr1"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oject Specification</text:p>
      <text:h text:style-name="P36" text:outline-level="1">Working Title</text:h>
      <text:p text:style-name="P29">Lukasz’s Password Manager. </text:p>
      <text:h text:style-name="P37" text:outline-level="1">Project Aim</text:h>
      <text:p text:style-name="P30">This project is to create a free and open-source password manager for the privacy focused user. </text:p>
      <text:h text:style-name="P37" text:outline-level="1">Project Expectations</text:h>
      <text:p text:style-name="P33">This is a product focused <text:span text:style-name="T2">security </text:span>project.<text:span text:style-name="T3"> </text:span><text:span text:style-name="T56">The main expectation is to create a password manager. </text:span><text:span text:style-name="T6">The main expectations </text:span><text:span text:style-name="T56">for the password manager </text:span><text:span text:style-name="T6">are:</text:span></text:p>
      <text:list xml:id="list2636188512" text:style-name="L1">
        <text:list-item>
          <text:p text:style-name="P44"><text:span text:style-name="T7">Create</text:span><text:span text:style-name="T8"> a </text:span><text:span text:style-name="T7">cryptographic </text:span><text:span text:style-name="T8">container for the </text:span><text:span text:style-name="T9">password </text:span><text:span text:style-name="T8">data based </text:span><text:span text:style-name="T10">on</text:span><text:span text:style-name="T8"> previous works </text:span><text:span text:style-name="T11">and own research</text:span><text:span text:style-name="T8">, </text:span><text:span text:style-name="T10">like</text:span><text:span text:style-name="T8">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8">(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8">. <text:s/></text:span><text:span text:style-name="T12">This would allow for:</text:span></text:p>
          <text:list>
            <text:list-item>
              <text:p text:style-name="P44"><text:span text:style-name="T13">A</text:span><text:span text:style-name="T14"> way to recover the </text:span><text:span text:style-name="T15">encrypted data without a password </text:span><text:span text:style-name="T5">by using a recovery phrase</text:span><text:span text:style-name="T15">.</text:span></text:p>
            </text:list-item>
            <text:list-item>
              <text:p text:style-name="P44"><text:span text:style-name="T13">A way to distribute the secret recovery data into pieces, with thresholds </text:span><text:span text:style-name="T16">by </text:span><text:span text:style-name="T9">implementing Shamir’s scheme</text:span><text:span text:style-name="T16">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6">(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3">. <text:s/></text:span></text:p>
            </text:list-item>
            <text:list-item>
              <text:p text:style-name="P42"><text:span text:style-name="T17">M</text:span>ultiple passwords to be used to open the container.</text:p>
            </text:list-item>
          </text:list>
        </text:list-item>
        <text:list-item>
          <text:p text:style-name="P45">Make a password manager that:</text:p>
          <text:list>
            <text:list-item>
              <text:p text:style-name="P46">Implements the container described with all of its features. </text:p>
            </text:list-item>
            <text:list-item>
              <text:p text:style-name="P46">Implements basic password manager features:</text:p>
              <text:list>
                <text:list-item>
                  <text:p text:style-name="P46">Add/Remove/Update passwords.</text:p>
                </text:list-item>
                <text:list-item>
                  <text:p text:style-name="P46">Allow exporting passwords.</text:p>
                </text:list-item>
                <text:list-item>
                  <text:p text:style-name="P46">Change encryption specific <text:span text:style-name="T17">settings.</text:span></text:p>
                </text:list-item>
                <text:list-item>
                  <text:p text:style-name="P47">Generate secure passwords.</text:p>
                </text:list-item>
              </text:list>
            </text:list-item>
          </text:list>
        </text:list-item>
        <text:list-item>
          <text:p text:style-name="P48">Implement code tests that:</text:p>
          <text:list>
            <text:list-item>
              <text:p text:style-name="P48">Verify the password manager is encrypting and decrypting correctly.</text:p>
            </text:list-item>
            <text:list-item>
              <text:p text:style-name="P48">The data can be recovered with:</text:p>
              <text:list>
                <text:list-item>
                  <text:p text:style-name="P48">A password.</text:p>
                </text:list-item>
                <text:list-item>
                  <text:p text:style-name="P48">Another password.</text:p>
                </text:list-item>
                <text:list-item>
                  <text:p text:style-name="P49">Recovery Phrase.</text:p>
                </text:list-item>
                <text:list-item>
                  <text:p text:style-name="P49">Shamir’s Scheme.</text:p>
                </text:list-item>
              </text:list>
            </text:list-item>
          </text:list>
        </text:list-item>
      </text:list>
      <text:p text:style-name="P52">The secondary project expectation is to explore different encryption methods and <text:span text:style-name="T57">choose the best encryption method for the password manager.</text:span></text:p>
      <text:h text:style-name="P39" text:outline-level="2">Good practice</text:h>
      <text:p text:style-name="P31"><text:span text:style-name="T18">Good practice will be shown by using design patterns </text:span><text:span text:style-name="T52">and</text:span> unit testing<text:span text:style-name="T18">. </text:span></text:p>
      <text:p text:style-name="P31"><text:span text:style-name="T59">Git v</text:span>ersion control should also be used as <text:span text:style-name="T19">git </text:span>reverts and <text:span text:style-name="T19">git </text:span>branching <text:span text:style-name="T19">are</text:span> possible <text:span text:style-name="T4">to allow better workflow</text:span>. It also allows room for collaboration <text:span text:style-name="T20">in the future. </text:span><text:span text:style-name="T60">It also</text:span><text:span text:style-name="T53"> doubles as a diary of changes to the program</text:span>. </text:p>
      <text:h text:style-name="P40" text:outline-level="2"><text:soft-page-break/><text:span text:style-name="T21">Cryptographic </text:span>Container <text:span text:style-name="T22">and Research</text:span></text:h>
      <text:p text:style-name="P30">The container will <text:span text:style-name="T23">be the bulk of </text:span><text:span text:style-name="T24">the</text:span><text:span text:style-name="T23"> research. The container will be able to </text:span><text:span text:style-name="T14">recover the </text:span><text:span text:style-name="T15">encrypted data without a password </text:span><text:span text:style-name="T5">by using a recovery phrase, </text:span><text:span text:style-name="T23">generate</text:span><text:span text:style-name="T13"> the secret recovery data into pieces </text:span><text:span text:style-name="T23">and allow multiple passwords to be used to open the container. </text:span></text:p>
      <text:p text:style-name="P43"><text:span text:style-name="T24">The</text:span><text:span text:style-name="T23"> research will find the best techniques in terms of security and performance to allow the container to exist. </text:span><text:span text:style-name="T25">Similar</text:span><text:span text:style-name="T26">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6">(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6"> </text:span><text:span text:style-name="T25">exis</text:span><text:span text:style-name="T58">t. In summary, t</text:span><text:span text:style-name="T27">he best encryption methods will also be researched and considered. </text:span></text:p>
      <text:h text:style-name="P41" text:outline-level="2">Features <text:span text:style-name="T28">and Evaluation</text:span></text:h>
      <text:p text:style-name="P50">Because this is a project <text:span text:style-name="T29">focused on security</text:span>, with a very unique set of features that other standalone password managers don’t posses, most of the marking should come from <text:span text:style-name="T63">number of planned features that are implemented and working. </text:span><text:span text:style-name="T55">Other </text:span><text:span text:style-name="T54">metrics like </text:span><text:span text:style-name="T30">security </text:span><text:span text:style-name="T29">of data </text:span><text:span text:style-name="T31">and performance of the program </text:span><text:span text:style-name="T54">should also be considered</text:span><text:span text:style-name="T31">. </text:span></text:p>
      <text:h text:style-name="P38" text:outline-level="1">Bibliography</text:h>
      <text:p text:style-name="P1">Adi Shamir (1979) ‘How to Share a Secret’, <text:span text:style-name="T1">Massachusetts Institute of Technology</text:span>, 22(11), pp. 612–613.</text:p>
      <text:p text:style-name="P1">cryptsetup (2020) ‘Cryptsetup and LUKS - open-source disk encryption’, <text:span text:style-name="T1">What the ...?</text:span>, 21 December. Available at: https://gitlab.com/cryptsetup/cryptsetup (Accessed: 14 January 2021).</text:p>
      <text:p text:style-name="P1"/>
      <text:p text:style-name="P35">Mark Schem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REPORT</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ext:p text:style-name="P5">(should add up to 100)</text:p>
          </table:table-cell>
        </table:table-row>
        <table:table-row table:style-name="Table1.1">
          <table:table-cell table:style-name="Table1.A2" office:value-type="string">
            <text:p text:style-name="P7">Introduction (aims and objectives)</text:p>
            <text:p text:style-name="P7">(10%)</text:p>
          </table:table-cell>
          <table:table-cell table:style-name="Table1.A2" office:value-type="string">
            <text:p text:style-name="P7">Well written + critical overview of topic, concisely summarising key point. Purpose and issues clearly defined</text:p>
          </table:table-cell>
          <table:table-cell table:style-name="Table1.A2" office:value-type="string">
            <text:p text:style-name="P7">Good introduction to content of the report. Key points identified.</text:p>
          </table:table-cell>
          <table:table-cell table:style-name="Table1.A2" office:value-type="string">
            <text:p text:style-name="P7">Basic introduction with brief summary of points which the project will address. Key points are possibly incomplete or lacking in details on how they interrelate</text:p>
          </table:table-cell>
          <table:table-cell table:style-name="Table1.A2" office:value-type="string">
            <text:p text:style-name="P8">10</text:p>
          </table:table-cell>
        </table:table-row>
        <table:table-row table:style-name="Table1.3">
          <table:table-cell table:style-name="Table1.A1" office:value-type="string">
            <text:p text:style-name="P7">Research/Investigation</text:p>
            <text:p text:style-name="P9">(max 50%)</text:p>
          </table:table-cell>
          <table:table-cell table:style-name="Table1.A1" office:value-type="string">
            <text:p text:style-name="P10">Well written/practical investigation into different kinds of encryption methods, <text:span text:style-name="T35">comparing different characteristics </text:span><text:span text:style-name="T36">of each method</text:span><text:span text:style-name="T35">.</text:span> </text:p>
            <text:p text:style-name="P10">Well reasoned justification of chosen encryption method <text:span text:style-name="T37">for each component of the program</text:span>.</text:p>
            <text:p text:style-name="P10"><text:s/><text:span text:style-name="T38">Appropriate evaluation of encryption methods chosen – explaining why they are subtile. </text:span></text:p>
          </table:table-cell>
          <table:table-cell table:style-name="Table1.A1" office:value-type="string">
            <text:p text:style-name="P11">Identified different kind of encryption methods and characteristics. </text:p>
            <text:p text:style-name="P12">Justification for the encryption method chosen for each component of the program. </text:p>
            <text:p text:style-name="P12">Appropriate evaluation of encryption methods chosen.</text:p>
          </table:table-cell>
          <table:table-cell table:style-name="Table1.A1" office:value-type="string">
            <text:p text:style-name="P13">Show basic understanding of encryption methods. </text:p>
            <text:p text:style-name="P14">Selected an<text:span text:style-name="T39">d discussed an</text:span> encryption method for each part of the program. </text:p>
            <text:p text:style-name="P15">Evaluate the performance of <text:span text:style-name="T40">the method</text:span> of encryption <text:span text:style-name="T40">chosen</text:span>. </text:p>
          </table:table-cell>
          <table:table-cell table:style-name="Table1.A1" office:value-type="string">
            <text:p text:style-name="P24">5</text:p>
          </table:table-cell>
        </table:table-row>
        <text:soft-page-break/>
        <table:table-row table:style-name="Table1.3">
          <table:table-cell table:style-name="Table1.A1" office:value-type="string">
            <text:p text:style-name="P7">Product Development</text:p>
            <text:p text:style-name="P9">(max 50%)</text:p>
          </table:table-cell>
          <table:table-cell table:style-name="Table1.A1" office:value-type="string">
            <text:p text:style-name="P10"><text:span text:style-name="T41">Produce a s</text:span>ecure <text:span text:style-name="T42">password manager with password manager features. </text:span></text:p>
            <text:p text:style-name="P16">Implemented all recovery and export features <text:span text:style-name="T41">for the password manager</text:span>. </text:p>
            <text:p text:style-name="P12">Discuss good practice techniques <text:span text:style-name="T43">that were</text:span> used while developing the password manager <text:span text:style-name="T43">as well as their positive impact on the project</text:span>. </text:p>
            <text:p text:style-name="P17">Show the clear use of design patterns for good coding.</text:p>
          </table:table-cell>
          <table:table-cell table:style-name="Table1.A1" office:value-type="string">
            <text:p text:style-name="P11"><text:span text:style-name="T44">Produce a s</text:span>ecure password manager <text:span text:style-name="T44">with </text:span><text:span text:style-name="T45">some </text:span><text:span text:style-name="T44">standard password manager features</text:span><text:span text:style-name="T46">.</text:span></text:p>
            <text:p text:style-name="P18">Implemented most recovery and export features.</text:p>
            <text:p text:style-name="P18"><text:span text:style-name="T45">Discuss good practice techniques that were used while developing the password manager.</text:span> </text:p>
            <text:p text:style-name="P17">Show some use of design patterns.</text:p>
          </table:table-cell>
          <table:table-cell table:style-name="Table1.A1" office:value-type="string">
            <text:p text:style-name="P10">A basic password manager without any encryption, security <text:span text:style-name="T44">or additional </text:span>features.</text:p>
            <text:p text:style-name="P15">Implement export features.</text:p>
            <text:p text:style-name="P13">Show understanding of good practice techniques that were used while developing the password manager.</text:p>
            <text:p text:style-name="P17">Design pattern implementation attempted. </text:p>
          </table:table-cell>
          <table:table-cell table:style-name="Table1.A1" office:value-type="string">
            <text:p text:style-name="P25">50</text:p>
          </table:table-cell>
        </table:table-row>
        <table:table-row table:style-name="Table1.5">
          <table:table-cell table:style-name="Table1.A1" office:value-type="string">
            <text:p text:style-name="P7">Evaluation + Conclusions (to include research and development where applicable)</text:p>
            <text:p text:style-name="P9">(max 25%)</text:p>
          </table:table-cell>
          <table:table-cell table:style-name="Table1.A1" office:value-type="string">
            <text:p text:style-name="P19">Summary describing the chosen encryption method detailing the specific numbers in regards to performance and security, <text:span text:style-name="T47">with data to back up claims</text:span>. </text:p>
            <text:p text:style-name="P19">Scaling recommendations are presented if this were to be used in a bigger context. </text:p>
            <text:p text:style-name="P19">Critical review of the whole project. </text:p>
          </table:table-cell>
          <table:table-cell table:style-name="Table1.A1" office:value-type="string">
            <text:p text:style-name="P20">Summary briefly describing the chosen encryption method and show some metrics in regard to the performance. </text:p>
            <text:p text:style-name="P20">The reflection is not critical, but still reflects on the project as a whole.</text:p>
          </table:table-cell>
          <table:table-cell table:style-name="Table1.A1" office:value-type="string">
            <text:p text:style-name="P20">Summary describes performance of the chosen encryption method with little data to back it. </text:p>
            <text:p text:style-name="P20">There should be some reflection on the word done on the project. </text:p>
          </table:table-cell>
          <table:table-cell table:style-name="Table1.A1" office:value-type="string">
            <text:p text:style-name="P26">20</text:p>
          </table:table-cell>
        </table:table-row>
        <table:table-row table:style-name="Table1.1">
          <table:table-cell table:style-name="Table1.A2" office:value-type="string">
            <text:p text:style-name="P7">Professional Practice (Project Management and Evaluation of Professional Skills)</text:p>
            <text:p text:style-name="P9">(10%)</text:p>
          </table:table-cell>
          <table:table-cell table:style-name="Table1.A2" office:value-type="string">
            <text:p text:style-name="P7">Critical evaluation of the overall project with excellent analysis of the methodologies involved. Project limitations covered</text:p>
          </table:table-cell>
          <table:table-cell table:style-name="Table1.A2" office:value-type="string">
            <text:p text:style-name="P7">Good evaluation of the project and methodologies. Project management techniques used</text:p>
          </table:table-cell>
          <table:table-cell table:style-name="Table1.A2" office:value-type="string">
            <text:p text:style-name="P7">Limited or partial evaluation of project and project management techniques.</text:p>
          </table:table-cell>
          <table:table-cell table:style-name="Table1.A2" office:value-type="string">
            <text:p text:style-name="P8">10</text:p>
          </table:table-cell>
        </table:table-row>
        <table:table-row table:style-name="Table1.1">
          <table:table-cell table:style-name="Table1.A2" office:value-type="string">
            <text:p text:style-name="P7">Presentation, Layout and Referencing</text:p>
            <text:p text:style-name="P9">(5%)</text:p>
          </table:table-cell>
          <table:table-cell table:style-name="Table1.A2" office:value-type="string">
            <text:p text:style-name="P7">Excellent standard of appearance. Report is well structured and organised. Free (or minimal) spelling or grammatical errors – if any, it does not detract from the reading of the report. Sources fully cited. Correct use of 3<text:span text:style-name="T48">rd</text:span> person</text:p>
          </table:table-cell>
          <table:table-cell table:style-name="Table1.A2" office:value-type="string">
            <text:p text:style-name="P7">Good standard of appearance with a logical flow. Sources cited. 3<text:span text:style-name="T48">rd</text:span> person used throughout or in majority.</text:p>
          </table:table-cell>
          <table:table-cell table:style-name="Table1.A2" office:value-type="string">
            <text:p text:style-name="P7">Report conveys across the intended message. There may be sections that impact on the logical flow and structure. Sources cited but possible inconsistent or lacking correct referencing back to the main document. Grammar and/or spelling impacting on readability.</text:p>
          </table:table-cell>
          <table:table-cell table:style-name="Table1.A2" office:value-type="string">
            <text:p text:style-name="P8">5</text:p>
          </table:table-cell>
        </table:table-row>
        <text:soft-page-break/>
        <table:table-row table:style-name="Table1.8">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bookmark text:name="_GoBack"/></text:p>
          </table:table-cell>
        </table:table-row>
        <table:table-row table:style-name="Table1.1">
          <table:table-cell table:style-name="Table1.A1" office:value-type="string">
            <text:p text:style-name="P5">PRODUCT + PRESENTATION</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able:table-cell>
        </table:table-row>
        <table:table-row table:style-name="Table1.1">
          <table:table-cell table:style-name="Table1.A1" office:value-type="string">
            <text:p text:style-name="P7">Quality of Product – define a set of metrics for product</text:p>
            <text:p text:style-name="P9">(80 marks)</text:p>
          </table:table-cell>
          <table:table-cell table:style-name="Table1.A1" office:value-type="string">
            <text:p text:style-name="P17"><text:span text:style-name="T49">Standard p</text:span>assword manager features present (5<text:span text:style-name="T50">+</text:span>).</text:p>
            <text:p text:style-name="P17">All recovery options (3) working and demonstrated. </text:p>
            <text:p text:style-name="P17">Password unlocks the password manager’s data <text:span text:style-name="T51">in a fast and efficient manner</text:span>. </text:p>
            <text:p text:style-name="P21">Will demonstrate that the user will not run out of password storage.</text:p>
            <text:p text:style-name="P21"><text:span text:style-name="T49">Will demonstrate that </text:span>the program will not slow down with a large database. </text:p>
          </table:table-cell>
          <table:table-cell table:style-name="Table1.A1" office:value-type="string">
            <text:p text:style-name="P17"><text:span text:style-name="T49">Standard p</text:span>assword manager features present <text:span text:style-name="T49">(3</text:span><text:span text:style-name="T50">+</text:span><text:span text:style-name="T49">). </text:span></text:p>
            <text:p text:style-name="P22">Most recovery options (2+) working and demonstrated.</text:p>
            <text:p text:style-name="P22">Password unlocks the password manager’s data.</text:p>
            <text:p text:style-name="P22">Will demonstrate that the user will not run out of password storage.</text:p>
          </table:table-cell>
          <table:table-cell table:style-name="Table1.A1" office:value-type="string">
            <text:p text:style-name="P23">Password manager missing standard features (3-).</text:p>
            <text:p text:style-name="P23">Recovery options (1-) missing from password manager.</text:p>
            <text:p text:style-name="P23">Password unlocks the password manager’s data.</text:p>
          </table:table-cell>
          <table:table-cell table:style-name="Table1.A1" office:value-type="string">
            <text:p text:style-name="P28">80</text:p>
          </table:table-cell>
        </table:table-row>
        <table:table-row table:style-name="Table1.1">
          <table:table-cell table:style-name="Table1.A2" office:value-type="string">
            <text:p text:style-name="P6"/>
            <text:p text:style-name="P7">Presentation/QA</text:p>
            <text:p text:style-name="P9">(20 marks)</text:p>
          </table:table-cell>
          <table:table-cell table:style-name="Table1.A2" office:value-type="string">
            <text:p text:style-name="P7">Presentation contains an accurate overview of all aspects of project management implementation and evaluation. Supported and demonstrated well through QA</text:p>
          </table:table-cell>
          <table:table-cell table:style-name="Table1.A2" office:value-type="string">
            <text:p text:style-name="P7">Presentation contains an overview of most aspects of project management implementation and evaluation. Supported and demonstrated through QA</text:p>
          </table:table-cell>
          <table:table-cell table:style-name="Table1.A2" office:value-type="string">
            <text:p text:style-name="P7">Presentation contains a limited overview of aspects of project management implementation and evaluation. QA is limited to specific point.</text:p>
          </table:table-cell>
          <table:table-cell table:style-name="Table1.A2" office:value-type="string">
            <text:p text:style-name="P8">20</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p>
          </table:table-cell>
        </table:table-row>
      </table:table>
      <text:p text:style-name="P3"/>
      <text:p text:style-name="P2">Risk Register</text:p>
      <text:p text:style-name="P32"><draw:frame draw:style-name="fr1" draw:name="Object1" text:anchor-type="char" svg:width="25.7cm" svg:height="15.184cm" draw:z-index="0"><draw:object xlink:href="../Risk%20Register.ods"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8T09:08:30.682214997</dc:date>
    <meta:editing-duration>PT54M11S</meta:editing-duration>
    <meta:editing-cycles>22</meta:editing-cycles>
    <meta:generator>LibreOffice/7.1.4.2$Linux_X86_64 LibreOffice_project/10$Build-2</meta:generator>
    <meta:document-statistic meta:table-count="1" meta:image-count="0" meta:object-count="1" meta:page-count="7" meta:paragraph-count="128" meta:word-count="1179" meta:character-count="7840" meta:non-whitespace-character-count="6771"/>
  </office:meta>
</office:document-meta>
</file>